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D4000003D44BBBEBF6D49923F9.png" manifest:media-type="image/png"/>
  <manifest:file-entry manifest:full-path="Pictures/TablePreview1.svm" manifest:media-type=""/>
  <manifest:file-entry manifest:full-path="Pictures/10000001000000920000015AEE846BF0FADB72F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fill-color="#ffff00" draw:textarea-horizontal-align="justify" draw:textarea-vertical-align="middle" draw:auto-grow-height="false" fo:min-height="0.386cm" fo:min-width="1.723cm" fo:padding-top="0.151cm" fo:padding-bottom="0.151cm" fo:padding-left="0.276cm" fo:padding-right="0.276cm"/>
    </style:style>
    <style:style style:name="gr4" style:family="graphic" style:parent-style-name="standard">
      <style:graphic-properties svg:stroke-width="0.051cm" svg:stroke-color="#000000" draw:marker-start-width="0.279cm" draw:marker-end-width="0.279cm" draw:fill-color="#ffff00" draw:textarea-horizontal-align="justify" draw:textarea-vertical-align="middle" draw:auto-grow-height="false" fo:min-height="0.334cm" fo:min-width="1.671cm" fo:padding-top="0.151cm" fo:padding-bottom="0.151cm" fo:padding-left="0.276cm" fo:padding-right="0.276cm"/>
    </style:style>
    <style:style style:name="co1" style:family="table-column">
      <style:table-column-properties style:column-width="1.587cm" style:use-optimal-column-width="false"/>
    </style:style>
    <style:style style:name="co2" style:family="table-column">
      <style:table-column-properties style:column-width="1.589cm" style:use-optimal-column-width="false"/>
    </style:style>
    <style:style style:name="ro1" style:family="table-row">
      <style:table-row-properties style:row-height="1.694cm" style:use-optimal-row-height="false"/>
    </style:style>
    <style:style style:name="ce1" style:family="table-cell">
      <loext:graphic-properties draw:fill="solid" draw:fill-color="#b3b3b3" draw:textarea-vertical-align="middle"/>
      <style:paragraph-properties fo:text-align="center" fo:border="0.03pt solid #000000"/>
      <style:text-properties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46cm" svg:height="8.202cm" draw:transform="rotate (-1.5707963267949) translate (8.89cm 2.289cm)">
          <draw:image xlink:href="Pictures/10000001000000920000015AEE846BF0FADB72FF.png" xlink:type="simple" xlink:show="embed" xlink:actuate="onLoad" draw:mime-type="image/png">
            <text:p/>
          </draw:image>
        </draw:frame>
        <draw:frame draw:style-name="gr2" draw:text-style-name="P2" draw:layer="layout" svg:width="7.302cm" svg:height="0.962cm" svg:x="1.27cm" svg:y="6.099cm">
          <draw:text-box>
            <text:p text:style-name="P1">ATGTAGTGGTAGGAT</text:p>
          </draw:text-box>
        </draw:frame>
        <draw:custom-shape draw:style-name="gr3" draw:text-style-name="P3" draw:layer="layout" svg:width="2.54cm" svg:height="1.27cm" svg:x="8.89cm" svg:y="3.2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031cm" svg:height="6.031cm" svg:x="11.747cm" svg:y="0.701cm">
          <draw:image xlink:href="Pictures/10000001000003D4000003D44BBBEBF6D49923F9.png" xlink:type="simple" xlink:show="embed" xlink:actuate="onLoad" draw:mime-type="image/png">
            <text:p/>
          </draw:image>
        </draw:frame>
        <draw:frame draw:style-name="gr2" draw:text-style-name="P5" draw:layer="layout" svg:width="7.302cm" svg:height="1.987cm" svg:x="11.095cm" svg:y="7.042cm">
          <draw:text-box>
            <text:p text:style-name="P4"><text:span text:style-name="T1">Lar</text:span><text:span text:style-name="T1">ge </text:span><text:span text:style-name="T1">lan</text:span><text:span text:style-name="T1">gu</text:span><text:span text:style-name="T1">ag</text:span><text:span text:style-name="T1">e </text:span><text:span text:style-name="T1">mo</text:span><text:span text:style-name="T1">del</text:span></text:p>
          </draw:text-box>
        </draw:frame>
        <draw:frame draw:style-name="standard" draw:layer="layout" svg:width="7.936cm" svg:height="1.693cm" svg:x="21.251cm" svg:y="2.9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-5.2</text:p>
              </table:table-cell>
              <table:table-cell>
                <text:p text:style-name="P6">6.5</text:p>
              </table:table-cell>
              <table:table-cell>
                <text:p text:style-name="P6">0.7</text:p>
              </table:table-cell>
              <table:table-cell>
                <text:p text:style-name="P6">-2.9</text:p>
              </table:table-cell>
              <table:table-cell>
                <text:p text:style-name="P6">7.8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" draw:text-style-name="P3" draw:layer="layout" svg:width="2.54cm" svg:height="1.27cm" svg:x="18.091cm" svg:y="3.2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7.302cm" svg:height="1.673cm" svg:x="21.57cm" svg:y="6.099cm">
          <draw:text-box>
            <text:p text:style-name="P1">Embedding of the DNA sequenc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30.48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06T13:08:03.131862828</meta:creation-date>
    <dc:date>2025-02-06T13:20:05.802157203</dc:date>
    <meta:editing-duration>PT1M21S</meta:editing-duration>
    <meta:editing-cycles>2</meta:editing-cycles>
    <meta:generator>LibreOffice/7.3.7.2$Linux_X86_64 LibreOffice_project/30$Build-2</meta:generator>
    <meta:document-statistic meta:object-count="8"/>
  </office:meta>
</office:document-meta>
</file>